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804662" officeooo:paragraph-rsid="00804662" style:font-weight-asian="bold" style:font-weight-complex="bold"/>
    </style:style>
    <style:style style:name="P2" style:family="paragraph" style:parent-style-name="Preformatted_20_Text">
      <style:text-properties fo:font-weight="bold" officeooo:rsid="0081d0a2" officeooo:paragraph-rsid="0081d0a2" style:font-weight-asian="bold" style:font-weight-complex="bold"/>
    </style:style>
    <style:style style:name="P3" style:family="paragraph" style:parent-style-name="Preformatted_20_Text">
      <style:text-properties fo:font-weight="bold" officeooo:rsid="00825cd0" officeooo:paragraph-rsid="00825cd0" style:font-weight-asian="bold" style:font-weight-complex="bold"/>
    </style:style>
    <style:style style:name="P4" style:family="paragraph" style:parent-style-name="Preformatted_20_Text">
      <style:text-properties fo:font-weight="bold" officeooo:rsid="0083db45" officeooo:paragraph-rsid="0083db45" style:font-weight-asian="bold" style:font-weight-complex="bold"/>
    </style:style>
    <style:style style:name="P5" style:family="paragraph" style:parent-style-name="Preformatted_20_Text">
      <style:text-properties fo:font-weight="bold" officeooo:rsid="00843080" officeooo:paragraph-rsid="00843080" style:font-weight-asian="bold" style:font-weight-complex="bold"/>
    </style:style>
    <style:style style:name="P6" style:family="paragraph" style:parent-style-name="Preformatted_20_Text">
      <style:text-properties fo:font-weight="bold" officeooo:rsid="0084d70c" officeooo:paragraph-rsid="0084d70c" style:font-weight-asian="bold" style:font-weight-complex="bold"/>
    </style:style>
    <style:style style:name="P7" style:family="paragraph" style:parent-style-name="Preformatted_20_Text">
      <style:text-properties fo:font-weight="bold" officeooo:rsid="00860228" officeooo:paragraph-rsid="00860228" style:font-weight-asian="bold" style:font-weight-complex="bold"/>
    </style:style>
    <style:style style:name="P8" style:family="paragraph" style:parent-style-name="Preformatted_20_Text">
      <style:text-properties fo:font-weight="bold" officeooo:rsid="0087154a" officeooo:paragraph-rsid="0087154a" style:font-weight-asian="bold" style:font-weight-complex="bold"/>
    </style:style>
    <style:style style:name="P9" style:family="paragraph" style:parent-style-name="Preformatted_20_Text">
      <style:text-properties fo:font-weight="bold" officeooo:rsid="0087154a" officeooo:paragraph-rsid="008d7e5c" style:font-weight-asian="bold" style:font-weight-complex="bold"/>
    </style:style>
    <style:style style:name="P10" style:family="paragraph" style:parent-style-name="Preformatted_20_Text">
      <style:text-properties fo:font-weight="bold" officeooo:rsid="0089bc17" officeooo:paragraph-rsid="0089bc17" style:font-weight-asian="bold" style:font-weight-complex="bold"/>
    </style:style>
    <style:style style:name="P11" style:family="paragraph" style:parent-style-name="Preformatted_20_Text">
      <style:text-properties fo:font-weight="bold" officeooo:rsid="008b7642" officeooo:paragraph-rsid="008b7642" style:font-weight-asian="bold" style:font-weight-complex="bold"/>
    </style:style>
    <style:style style:name="P12" style:family="paragraph" style:parent-style-name="Preformatted_20_Text">
      <style:text-properties fo:font-weight="bold" officeooo:rsid="008b9f7b" officeooo:paragraph-rsid="008b9f7b" style:font-weight-asian="bold" style:font-weight-complex="bold"/>
    </style:style>
    <style:style style:name="P13" style:family="paragraph" style:parent-style-name="Preformatted_20_Text">
      <style:text-properties fo:font-weight="bold" officeooo:rsid="008d7e5c" officeooo:paragraph-rsid="008d7e5c" style:font-weight-asian="bold" style:font-weight-complex="bold"/>
    </style:style>
    <style:style style:name="P14" style:family="paragraph" style:parent-style-name="Preformatted_20_Text">
      <style:text-properties fo:font-weight="bold" officeooo:rsid="008dc663" officeooo:paragraph-rsid="008dc663" style:font-weight-asian="bold" style:font-weight-complex="bold"/>
    </style:style>
    <style:style style:name="P15" style:family="paragraph" style:parent-style-name="Preformatted_20_Text">
      <style:text-properties fo:font-weight="bold" officeooo:rsid="008e86d0" officeooo:paragraph-rsid="008e86d0" style:font-weight-asian="bold" style:font-weight-complex="bold"/>
    </style:style>
    <style:style style:name="P16" style:family="paragraph" style:parent-style-name="Preformatted_20_Text">
      <style:text-properties fo:font-weight="bold" officeooo:rsid="00905beb" officeooo:paragraph-rsid="00905beb" style:font-weight-asian="bold" style:font-weight-complex="bold"/>
    </style:style>
    <style:style style:name="P17" style:family="paragraph" style:parent-style-name="Preformatted_20_Text">
      <style:text-properties fo:font-weight="bold" officeooo:rsid="00910eb6" officeooo:paragraph-rsid="00910eb6" style:font-weight-asian="bold" style:font-weight-complex="bold"/>
    </style:style>
    <style:style style:name="P18" style:family="paragraph" style:parent-style-name="Preformatted_20_Text">
      <style:text-properties fo:font-weight="bold" officeooo:rsid="0092d813" officeooo:paragraph-rsid="0092d813" style:font-weight-asian="bold" style:font-weight-complex="bold"/>
    </style:style>
    <style:style style:name="P19" style:family="paragraph" style:parent-style-name="Preformatted_20_Text">
      <style:text-properties fo:font-weight="bold" officeooo:rsid="0094802b" officeooo:paragraph-rsid="0094802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08</text:p>
      <text:p text:style-name="P16"/>
      <text:p text:style-name="P16">ex00</text:p>
      <text:p text:style-name="P16"/>
      <text:p text:style-name="P16">#include &lt;unistd.h&gt;</text:p>
      <text:p text:style-name="P16"/>
      <text:p text:style-name="P16">void<text:tab/>ft_putstr(char *str)</text:p>
      <text:p text:style-name="P16">{</text:p>
      <text:p text:style-name="P16"><text:tab/>while (*str)</text:p>
      <text:p text:style-name="P16"><text:tab/>{</text:p>
      <text:p text:style-name="P16"><text:tab/><text:tab/>write(1, str, 1);</text:p>
      <text:p text:style-name="P16"><text:tab/><text:tab/>str++;</text:p>
      <text:p text:style-name="P16"><text:tab/>}</text:p>
      <text:p text:style-name="P16">}</text:p>
      <text:p text:style-name="P16"/>
      <text:p text:style-name="P16">int<text:tab/><text:tab/>main(int argc, char **argv)</text:p>
      <text:p text:style-name="P16">{</text:p>
      <text:p text:style-name="P16"><text:tab/>(void)argc;</text:p>
      <text:p text:style-name="P16"><text:tab/>if (argv[0])</text:p>
      <text:p text:style-name="P16"><text:tab/>{</text:p>
      <text:p text:style-name="P16"><text:tab/><text:tab/>ft_putstr(argv[0]);</text:p>
      <text:p text:style-name="P16"><text:tab/><text:tab/>ft_putstr("\n");</text:p>
      <text:p text:style-name="P16"><text:tab/>}</text:p>
      <text:p text:style-name="P16"><text:tab/>return (0);</text:p>
      <text:p text:style-name="P16">}</text:p>
      <text:p text:style-name="P16"/>
      <text:p text:style-name="P16">_____________________</text:p>
      <text:p text:style-name="P16"/>
      <text:p text:style-name="P16">#include &lt;unistd.h&gt;</text:p>
      <text:p text:style-name="P16"/>
      <text:p text:style-name="P16">void<text:tab/>ft_putstr(char *str)</text:p>
      <text:p text:style-name="P16">{</text:p>
      <text:p text:style-name="P16"><text:tab/>while (*str)</text:p>
      <text:p text:style-name="P16"><text:tab/><text:tab/>write(1, str++, 1);</text:p>
      <text:p text:style-name="P16">}</text:p>
      <text:p text:style-name="P16"/>
      <text:p text:style-name="P16">int<text:tab/><text:tab/>main(int argc, char **argv)</text:p>
      <text:p text:style-name="P16">{</text:p>
      <text:p text:style-name="P16"><text:tab/>if (argc &gt; 0)</text:p>
      <text:p text:style-name="P16"><text:tab/><text:tab/>ft_putstr(argv[0]);</text:p>
      <text:p text:style-name="P16"><text:tab/>write(1, "\n", 1);</text:p>
      <text:p text:style-name="P16">}</text:p>
      <text:p text:style-name="P16"/>
      <text:p text:style-name="P17">Ex01</text:p>
      <text:p text:style-name="P17"/>
      <text:p text:style-name="P17">#include &lt;unistd.h&gt;</text:p>
      <text:p text:style-name="P17"/>
      <text:p text:style-name="P17">void<text:tab/>ft_putstr(char *str)</text:p>
      <text:p text:style-name="P17">{</text:p>
      <text:p text:style-name="P17"><text:tab/>while (*str)</text:p>
      <text:p text:style-name="P17"><text:tab/>{</text:p>
      <text:p text:style-name="P17"><text:tab/><text:tab/>write(1, str, 1);</text:p>
      <text:p text:style-name="P17"><text:tab/><text:tab/>str++;</text:p>
      <text:p text:style-name="P17"><text:tab/>}</text:p>
      <text:p text:style-name="P17">}</text:p>
      <text:p text:style-name="P17"/>
      <text:p text:style-name="P17">int<text:tab/><text:tab/>main(int argc, char **argv)</text:p>
      <text:p text:style-name="P17">{</text:p>
      <text:p text:style-name="P17"><text:tab/>int<text:tab/><text:tab/>i;</text:p>
      <text:p text:style-name="P17"/>
      <text:p text:style-name="P17"><text:tab/>i = 1;</text:p>
      <text:p text:style-name="P17"><text:tab/>while (i &lt; argc)</text:p>
      <text:p text:style-name="P17"><text:tab/>{</text:p>
      <text:p text:style-name="P17"><text:tab/><text:tab/>ft_putstr(argv[i]);</text:p>
      <text:p text:style-name="P17"><text:tab/><text:tab/>ft_putstr("\n");</text:p>
      <text:p text:style-name="P17"><text:tab/><text:tab/>i++;</text:p>
      <text:p text:style-name="P17"><text:tab/>}</text:p>
      <text:p text:style-name="P17"><text:tab/>return (0);</text:p>
      <text:p text:style-name="P17">}</text:p>
      <text:p text:style-name="P17"/>
      <text:p text:style-name="P17"><text:soft-page-break/>__________________________</text:p>
      <text:p text:style-name="P17"/>
      <text:p text:style-name="P17">#include &lt;unistd.h&gt;</text:p>
      <text:p text:style-name="P17"/>
      <text:p text:style-name="P17">void<text:tab/>ft_putstr(char *str)</text:p>
      <text:p text:style-name="P17">{</text:p>
      <text:p text:style-name="P17"><text:tab/>while (*str)</text:p>
      <text:p text:style-name="P17"><text:tab/><text:tab/>write(1, str++, 1);</text:p>
      <text:p text:style-name="P17">}</text:p>
      <text:p text:style-name="P17"/>
      <text:p text:style-name="P17">int<text:tab/><text:tab/>main(int argc, char **argv)</text:p>
      <text:p text:style-name="P17">{</text:p>
      <text:p text:style-name="P17"><text:tab/>int<text:tab/>index;</text:p>
      <text:p text:style-name="P17"/>
      <text:p text:style-name="P17"><text:tab/>index = 0;</text:p>
      <text:p text:style-name="P17"><text:tab/>while (++index &lt; argc)</text:p>
      <text:p text:style-name="P17"><text:tab/>{</text:p>
      <text:p text:style-name="P17"><text:tab/><text:tab/>ft_putstr(argv[index]);</text:p>
      <text:p text:style-name="P17"><text:tab/><text:tab/>ft_putstr("\n");</text:p>
      <text:p text:style-name="P17"><text:tab/>}</text:p>
      <text:p text:style-name="P17">}</text:p>
      <text:p text:style-name="P17"/>
      <text:p text:style-name="P18">ex02</text:p>
      <text:p text:style-name="P18"/>
      <text:p text:style-name="P18">#include &lt;unistd.h&gt;</text:p>
      <text:p text:style-name="P18"/>
      <text:p text:style-name="P18">void<text:tab/>ft_putstr(char *str)</text:p>
      <text:p text:style-name="P18">{</text:p>
      <text:p text:style-name="P18"><text:tab/>while (*str)</text:p>
      <text:p text:style-name="P18"><text:tab/>{</text:p>
      <text:p text:style-name="P18"><text:tab/><text:tab/>write(1, str, 1);</text:p>
      <text:p text:style-name="P18"><text:tab/><text:tab/>str++;</text:p>
      <text:p text:style-name="P18"><text:tab/>}</text:p>
      <text:p text:style-name="P18">}</text:p>
      <text:p text:style-name="P18"/>
      <text:p text:style-name="P18">int<text:tab/><text:tab/>main(int argc, char **argv)</text:p>
      <text:p text:style-name="P18">{</text:p>
      <text:p text:style-name="P18"><text:tab/>int<text:tab/><text:tab/>i;</text:p>
      <text:p text:style-name="P18"/>
      <text:p text:style-name="P18"><text:tab/>i = argc - 1;</text:p>
      <text:p text:style-name="P18"><text:tab/>while (i &gt; 0)</text:p>
      <text:p text:style-name="P18"><text:tab/>{</text:p>
      <text:p text:style-name="P18"><text:tab/><text:tab/>ft_putstr(argv[i]);</text:p>
      <text:p text:style-name="P18"><text:tab/><text:tab/>ft_putstr("\n");</text:p>
      <text:p text:style-name="P18"><text:tab/><text:tab/>i--;</text:p>
      <text:p text:style-name="P18"><text:tab/>}</text:p>
      <text:p text:style-name="P18"><text:tab/>return (0);</text:p>
      <text:p text:style-name="P18">}</text:p>
      <text:p text:style-name="P18"/>
      <text:p text:style-name="P18">______________________</text:p>
      <text:p text:style-name="P18"/>
      <text:p text:style-name="P18">#include &lt;unistd.h&gt;</text:p>
      <text:p text:style-name="P18"/>
      <text:p text:style-name="P18">void<text:tab/>ft_putstr(char *str)</text:p>
      <text:p text:style-name="P18">{</text:p>
      <text:p text:style-name="P18"><text:tab/>while (*str)</text:p>
      <text:p text:style-name="P18"><text:tab/><text:tab/>write(1, str++, 1);</text:p>
      <text:p text:style-name="P18">}</text:p>
      <text:p text:style-name="P18"/>
      <text:p text:style-name="P18">int<text:tab/><text:tab/>main(int argc, char **argv)</text:p>
      <text:p text:style-name="P18">{</text:p>
      <text:p text:style-name="P18"><text:tab/>int<text:tab/>index;</text:p>
      <text:p text:style-name="P18"/>
      <text:p text:style-name="P18"><text:tab/>index = 0;</text:p>
      <text:p text:style-name="P18"><text:tab/>while (++index &lt; argc)</text:p>
      <text:p text:style-name="P18"><text:tab/>{</text:p>
      <text:p text:style-name="P18"><text:tab/><text:tab/>ft_putstr(argv[argc - index]);</text:p>
      <text:p text:style-name="P18"><text:tab/><text:tab/>ft_putstr("\n");</text:p>
      <text:p text:style-name="P18"><text:tab/>}</text:p>
      <text:p text:style-name="P18">}</text:p>
      <text:p text:style-name="P18"><text:soft-page-break/></text:p>
      <text:p text:style-name="P19">ex03</text:p>
      <text:p text:style-name="P19"/>
      <text:p text:style-name="P19">#include &lt;unistd.h&gt;</text:p>
      <text:p text:style-name="P19"/>
      <text:p text:style-name="P19">void<text:tab/>ft_putstr(char *str)</text:p>
      <text:p text:style-name="P19">{</text:p>
      <text:p text:style-name="P19"><text:tab/>while (*str)</text:p>
      <text:p text:style-name="P19"><text:tab/>{</text:p>
      <text:p text:style-name="P19"><text:tab/><text:tab/>write(1, str, 1);</text:p>
      <text:p text:style-name="P19"><text:tab/><text:tab/>str++;</text:p>
      <text:p text:style-name="P19"><text:tab/>}</text:p>
      <text:p text:style-name="P19">}</text:p>
      <text:p text:style-name="P19"/>
      <text:p text:style-name="P19">int<text:tab/><text:tab/>ft_strcmp(char *s1, char *s2)</text:p>
      <text:p text:style-name="P19">{</text:p>
      <text:p text:style-name="P19"><text:tab/>int<text:tab/><text:tab/>i;</text:p>
      <text:p text:style-name="P19"/>
      <text:p text:style-name="P19"><text:tab/>i = 0;</text:p>
      <text:p text:style-name="P19"><text:tab/>while (s1[i] == s2[i] &amp;&amp; s1[i] &amp; s2[i])</text:p>
      <text:p text:style-name="P19"><text:tab/><text:tab/>i++;</text:p>
      <text:p text:style-name="P19"><text:tab/>return (s1[i] - s2[i]);</text:p>
      <text:p text:style-name="P19">}</text:p>
      <text:p text:style-name="P19"/>
      <text:p text:style-name="P19">void<text:tab/>print_params(int argc, char **argv)</text:p>
      <text:p text:style-name="P19">{</text:p>
      <text:p text:style-name="P19"><text:tab/>int<text:tab/><text:tab/>i;</text:p>
      <text:p text:style-name="P19"/>
      <text:p text:style-name="P19"><text:tab/>i = 1;</text:p>
      <text:p text:style-name="P19"><text:tab/>while (i &lt; argc)</text:p>
      <text:p text:style-name="P19"><text:tab/>{</text:p>
      <text:p text:style-name="P19"><text:tab/><text:tab/>ft_putstr(argv[i]);</text:p>
      <text:p text:style-name="P19"><text:tab/><text:tab/>ft_putstr("\n");</text:p>
      <text:p text:style-name="P19"><text:tab/><text:tab/>i++;</text:p>
      <text:p text:style-name="P19"><text:tab/>}</text:p>
      <text:p text:style-name="P19">}</text:p>
      <text:p text:style-name="P19"/>
      <text:p text:style-name="P19">int<text:tab/><text:tab/>main(int argc, char **argv)</text:p>
      <text:p text:style-name="P19">{</text:p>
      <text:p text:style-name="P19"><text:tab/>int<text:tab/><text:tab/>i;</text:p>
      <text:p text:style-name="P19"><text:tab/>int<text:tab/><text:tab/>j;</text:p>
      <text:p text:style-name="P19"><text:tab/>char<text:tab/>*temp;</text:p>
      <text:p text:style-name="P19"/>
      <text:p text:style-name="P19"><text:tab/>i = 1;</text:p>
      <text:p text:style-name="P19"><text:tab/>while (i &lt; argc)</text:p>
      <text:p text:style-name="P19"><text:tab/>{</text:p>
      <text:p text:style-name="P19"><text:tab/><text:tab/>j = i + 1;</text:p>
      <text:p text:style-name="P19"><text:tab/><text:tab/>while (j &lt; argc)</text:p>
      <text:p text:style-name="P19"><text:tab/><text:tab/>{</text:p>
      <text:p text:style-name="P19"><text:tab/><text:tab/><text:tab/>if (ft_strcmp(argv[i], argv[j]) &gt; 0)</text:p>
      <text:p text:style-name="P19"><text:tab/><text:tab/><text:tab/>{</text:p>
      <text:p text:style-name="P19"><text:tab/><text:tab/><text:tab/><text:tab/>temp = argv[j];</text:p>
      <text:p text:style-name="P19"><text:tab/><text:tab/><text:tab/><text:tab/>argv[j] = argv[i];</text:p>
      <text:p text:style-name="P19"><text:tab/><text:tab/><text:tab/><text:tab/>argv[i] = temp;</text:p>
      <text:p text:style-name="P19"><text:tab/><text:tab/><text:tab/>}</text:p>
      <text:p text:style-name="P19"><text:tab/><text:tab/><text:tab/>j++;</text:p>
      <text:p text:style-name="P19"><text:tab/><text:tab/>}</text:p>
      <text:p text:style-name="P19"><text:tab/><text:tab/>i++;</text:p>
      <text:p text:style-name="P19"><text:tab/>}</text:p>
      <text:p text:style-name="P19"><text:tab/>print_params(argc, argv);</text:p>
      <text:p text:style-name="P19"><text:tab/>return (0);</text:p>
      <text:p text:style-name="P19">}</text:p>
      <text:p text:style-name="P19"/>
      <text:p text:style-name="P19">______________________</text:p>
      <text:p text:style-name="P19"/>
      <text:p text:style-name="P19">#include &lt;stdbool.h&gt;</text:p>
      <text:p text:style-name="P19">#include &lt;unistd.h&gt;</text:p>
      <text:p text:style-name="P19"/>
      <text:p text:style-name="P19">void<text:tab/>ft_putstr(char *str)</text:p>
      <text:p text:style-name="P19">{</text:p>
      <text:p text:style-name="P19"><text:soft-page-break/><text:tab/>while (*str)</text:p>
      <text:p text:style-name="P19"><text:tab/><text:tab/>write(1, str++, 1);</text:p>
      <text:p text:style-name="P19">}</text:p>
      <text:p text:style-name="P19"/>
      <text:p text:style-name="P19">void<text:tab/>ft_swap(char **a, char **b)</text:p>
      <text:p text:style-name="P19">{</text:p>
      <text:p text:style-name="P19"><text:tab/>char *c;</text:p>
      <text:p text:style-name="P19"/>
      <text:p text:style-name="P19"><text:tab/>c = *a;</text:p>
      <text:p text:style-name="P19"><text:tab/>*a = *b;</text:p>
      <text:p text:style-name="P19"><text:tab/>*b = c;</text:p>
      <text:p text:style-name="P19">}</text:p>
      <text:p text:style-name="P19"/>
      <text:p text:style-name="P19">int<text:tab/><text:tab/>ft_strcmp(char *s1, char *s2)</text:p>
      <text:p text:style-name="P19">{</text:p>
      <text:p text:style-name="P19"><text:tab/>while (*s1 != '\0' &amp;&amp; (*s1 == *s2))</text:p>
      <text:p text:style-name="P19"><text:tab/>{</text:p>
      <text:p text:style-name="P19"><text:tab/><text:tab/>s1++;</text:p>
      <text:p text:style-name="P19"><text:tab/><text:tab/>s2++;</text:p>
      <text:p text:style-name="P19"><text:tab/>}</text:p>
      <text:p text:style-name="P19"><text:tab/>return (*(unsigned char*)s1 - *(unsigned char*)s2);</text:p>
      <text:p text:style-name="P19">}</text:p>
      <text:p text:style-name="P19"/>
      <text:p text:style-name="P19">void<text:tab/>ft_str_sort(char **arr, int size, int offset)</text:p>
      <text:p text:style-name="P19">{</text:p>
      <text:p text:style-name="P19"><text:tab/>int<text:tab/><text:tab/>index;</text:p>
      <text:p text:style-name="P19"><text:tab/>bool<text:tab/>swapped;</text:p>
      <text:p text:style-name="P19"/>
      <text:p text:style-name="P19"><text:tab/>index = offset;</text:p>
      <text:p text:style-name="P19"><text:tab/>while (true)</text:p>
      <text:p text:style-name="P19"><text:tab/>{</text:p>
      <text:p text:style-name="P19"><text:tab/><text:tab/>index = offset;</text:p>
      <text:p text:style-name="P19"><text:tab/><text:tab/>swapped = false;</text:p>
      <text:p text:style-name="P19"><text:tab/><text:tab/>while (index &lt; size)</text:p>
      <text:p text:style-name="P19"><text:tab/><text:tab/>{</text:p>
      <text:p text:style-name="P19"><text:tab/><text:tab/><text:tab/>if (ft_strcmp(arr[index], arr[index + 1]) &gt; 0)</text:p>
      <text:p text:style-name="P19"><text:tab/><text:tab/><text:tab/>{</text:p>
      <text:p text:style-name="P19"><text:tab/><text:tab/><text:tab/><text:tab/>ft_swap(&amp;arr[index], &amp;arr[index + 1]);</text:p>
      <text:p text:style-name="P19"><text:tab/><text:tab/><text:tab/><text:tab/>swapped = true;</text:p>
      <text:p text:style-name="P19"><text:tab/><text:tab/><text:tab/>}</text:p>
      <text:p text:style-name="P19"><text:tab/><text:tab/><text:tab/>index++;</text:p>
      <text:p text:style-name="P19"><text:tab/><text:tab/>}</text:p>
      <text:p text:style-name="P19"><text:tab/><text:tab/>if (!swapped)</text:p>
      <text:p text:style-name="P19"><text:tab/><text:tab/><text:tab/>break ;</text:p>
      <text:p text:style-name="P19"><text:tab/>}</text:p>
      <text:p text:style-name="P19">}</text:p>
      <text:p text:style-name="P19"/>
      <text:p text:style-name="P19">int<text:tab/><text:tab/>main(int argc, char **argv)</text:p>
      <text:p text:style-name="P19">{</text:p>
      <text:p text:style-name="P19"><text:tab/>int<text:tab/>index;</text:p>
      <text:p text:style-name="P19"/>
      <text:p text:style-name="P19"><text:tab/>if (argc &gt; 2)</text:p>
      <text:p text:style-name="P19"><text:tab/><text:tab/>ft_str_sort(argv, argc - 1, 1);</text:p>
      <text:p text:style-name="P19"><text:tab/>index = 0;</text:p>
      <text:p text:style-name="P19"><text:tab/>while (++index &lt; argc)</text:p>
      <text:p text:style-name="P19"><text:tab/>{</text:p>
      <text:p text:style-name="P19"><text:tab/><text:tab/>ft_putstr(argv[index]);</text:p>
      <text:p text:style-name="P19"><text:tab/><text:tab/>ft_putstr("\n");</text:p>
      <text:p text:style-name="P19"><text:tab/>}</text:p>
      <text:p text:style-name="P19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25T14:15:35.057257825</dc:date>
    <meta:editing-duration>PT18H23M</meta:editing-duration>
    <meta:editing-cycles>122</meta:editing-cycles>
    <meta:generator>LibreOffice/6.3.4.2$MacOSX_X86_64 LibreOffice_project/60da17e045e08f1793c57c00ba83cdfce946d0aa</meta:generator>
    <meta:print-date>2020-02-17T21:38:14.774742587</meta:print-date>
    <meta:document-statistic meta:table-count="0" meta:image-count="0" meta:object-count="0" meta:page-count="4" meta:paragraph-count="223" meta:word-count="467" meta:character-count="2768" meta:non-whitespace-character-count="2288"/>
  </office:meta>
</office:document-meta>
</file>